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BAJAL AUCCAPUMA, CARMEN RO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BAJAL AUCCAPUMA, CARMEN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3108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TAPIA HUAMANÑAHUI, LUIS AL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1717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45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